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39C000001BF5A8E6ABF1932C3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447cm" svg:height="11.826cm" svg:x="1cm" svg:y="3.8cm">
          <draw:image xlink:href="Pictures/100002000000039C000001BF5A8E6ABF1932C377.png" xlink:type="simple" xlink:show="embed" xlink:actuate="onLoad">
            <text:p/>
          </draw:image>
        </draw:frame>
        <draw:line draw:style-name="gr2" draw:text-style-name="P2" draw:layer="layout" svg:x1="5.2cm" svg:y1="15.626cm" svg:x2="5.6cm" svg:y2="13.8cm">
          <text:p/>
        </draw:line>
        <draw:line draw:style-name="gr2" draw:text-style-name="P2" draw:layer="layout" svg:x1="5cm" svg:y1="5cm" svg:x2="6.4cm" svg:y2="6.8cm">
          <text:p/>
        </draw:line>
        <draw:line draw:style-name="gr2" draw:text-style-name="P2" draw:layer="layout" svg:x1="14.6cm" svg:y1="14cm" svg:x2="15.6cm" svg:y2="15.2cm">
          <text:p/>
        </draw:line>
        <draw:frame draw:style-name="gr3" draw:text-style-name="P3" draw:layer="layout" svg:width="2.4cm" svg:height="1.162cm" svg:x="15cm" svg:y="15.438cm">
          <draw:text-box>
            <text:p>Q_frio</text:p>
          </draw:text-box>
        </draw:frame>
        <draw:frame draw:style-name="gr4" draw:text-style-name="P3" draw:layer="layout" svg:width="5cm" svg:height="1.673cm" svg:x="22.4cm" svg:y="8.527cm">
          <draw:text-box>
            <text:p>W_turbina</text:p>
          </draw:text-box>
        </draw:frame>
        <draw:frame draw:style-name="gr5" draw:text-style-name="P3" draw:layer="layout" svg:width="3cm" svg:height="0.962cm" svg:x="17cm" svg:y="7.838cm">
          <draw:text-box>
            <text:p>Turbina</text:p>
          </draw:text-box>
        </draw:frame>
        <draw:frame draw:style-name="gr6" draw:text-style-name="P3" draw:layer="layout" svg:width="2.856cm" svg:height="0.962cm" svg:x="10cm" svg:y="7.638cm">
          <draw:text-box>
            <text:p>Caldeira</text:p>
          </draw:text-box>
        </draw:frame>
        <draw:frame draw:style-name="gr5" draw:text-style-name="P3" draw:layer="layout" svg:width="5.6cm" svg:height="0.962cm" svg:x="11.4cm" svg:y="10.4cm">
          <draw:text-box>
            <text:p>Condensador</text:p>
          </draw:text-box>
        </draw:frame>
        <draw:frame draw:style-name="gr4" draw:text-style-name="P3" draw:layer="layout" svg:width="4cm" svg:height="1.673cm" svg:x="2cm" svg:y="3.727cm">
          <draw:text-box>
            <text:p>Q_quente</text:p>
          </draw:text-box>
        </draw:frame>
        <draw:frame draw:style-name="gr4" draw:text-style-name="P3" draw:layer="layout" svg:width="5cm" svg:height="1.673cm" svg:x="2.6cm" svg:y="16cm">
          <draw:text-box>
            <text:p>W_bomba</text:p>
          </draw:text-box>
        </draw:frame>
        <draw:frame draw:style-name="gr7" draw:text-style-name="P3" draw:layer="layout" svg:width="5cm" svg:height="3.095cm" svg:x="4.8cm" svg:y="10.705cm">
          <draw:text-box>
            <text:p>Bomba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07:41:02.583314481</meta:creation-date>
    <dc:date>2017-09-25T07:44:49.359681920</dc:date>
    <meta:editing-duration>PT3M48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